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f9420" officeooo:paragraph-rsid="001f9420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2cfca4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26b674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2a5329" officeooo:paragraph-rsid="002a5329"/>
    </style:style>
    <style:style style:name="T1" style:family="text">
      <style:text-properties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bbc59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30f9d6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39ab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cfca4" style:font-size-asian="10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1f9420" style:font-size-asian="10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a5329" style:font-size-asian="10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2db84d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Massaru — </text:span><text:span text:style-name="T3">Массару</text:span></text:p>
      <text:p text:style-name="P1" loext:marker-style-name="T1"><text:span text:style-name="T3">Manor courtesy — </text:span><text:span text:style-name="T4">Дарунок садиби (Садиба у цьому випадку виконує роль фаейрлінк шрафна із дарк соулсів)</text:span></text:p>
      <text:p text:style-name="P2" loext:marker-style-name="T1"><text:span text:style-name="T5"/></text:p>
      <text:p text:style-name="P3" loext:marker-style-name="T1"><text:span text:style-name="T5">Voyager — </text:span><text:span text:style-name="T6">Вояджер</text:span></text:p>
      <text:p text:style-name="P1" loext:marker-style-name="T1"><text:span text:style-name="T5">Voyager's Manor — </text:span><text:span text:style-name="T6">Садиба Вояджера</text:span></text:p>
      <text:p text:style-name="P2" loext:marker-style-name="T1"><text:span text:style-name="T5"/></text:p>
      <text:p text:style-name="P2" loext:marker-style-name="T1"><text:span text:style-name="T5"/></text:p>
      <text:p text:style-name="P2" loext:marker-style-name="T1"><text:span text:style-name="T5">Л</text:span><text:span text:style-name="T2">ЕГІОНИ:</text:span></text:p>
      <text:p text:style-name="P1" loext:marker-style-name="T1"><text:span text:style-name="T2">Dungeon Convicts - </text:span><text:span text:style-name="T7">З</text:span><text:span text:style-name="T2">асудженні підземелля</text:span></text:p>
      <text:p text:style-name="P1" loext:marker-style-name="T1"><text:span text:style-name="T2">Draconic Myth - Драконічний міф</text:span></text:p>
      <text:p text:style-name="P4" loext:marker-style-name="T1"><text:span text:style-name="T2">Darkness Congregation - Паства темряви</text:span></text:p>
      <text:p text:style-name="P1" loext:marker-style-name="T1"><text:span text:style-name="T2">Conformists of the Entity - Конформісти Сутності</text:span></text:p>
      <text:p text:style-name="P5" loext:marker-style-name="T1"><text:span text:style-name="T2"/></text:p>
      <text:p text:style-name="P5" loext:marker-style-name="T1"><text:span text:style-name="T2">Cinder Totem — Тотем попелу</text:span></text:p>
      <text:p text:style-name="P1" loext:marker-style-name="T1"><text:span text:style-name="T2">Clerical Bones</text:span><text:span text:style-name="T8"> — </text:span><text:span text:style-name="T9">Кістка Клірика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2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7:56:29.617335151</meta:creation-date>
    <meta:generator>LibreOffice/24.8.0.3$Linux_X86_64 LibreOffice_project/0bdf1299c94fe897b119f97f3c613e9dca6be583</meta:generator>
    <dc:date>2024-09-04T23:55:58.186087525</dc:date>
    <meta:editing-duration>PT1H38M54S</meta:editing-duration>
    <meta:editing-cycles>17</meta:editing-cycles>
    <dc:description>https://github.com/5RKS/Hells_Voyager_Translation
https://github.com/Vovkiv/Hells_Voyager_Translation</dc:description>
    <meta:keyword>переклад гра волков volkov hell voyager</meta:keyword>
    <dc:subject>Пояснення до української локалізації гри "Hell's Voyager"</dc:subject>
    <dc:title>Пояснення до української локалізації гри "Hell's Voyager"</dc:title>
    <meta:document-statistic meta:table-count="0" meta:image-count="0" meta:object-count="0" meta:page-count="1" meta:paragraph-count="11" meta:word-count="54" meta:character-count="392" meta:non-whitespace-character-count="343"/>
  </office:meta>
</office:document-meta>
</file>